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6" style:family="paragraph" style:parent-style-name="Footnote">
      <style:text-properties style:font-name="Liberation Sans"/>
    </style:style>
    <style:style style:name="P2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30" style:family="paragraph" style:parent-style-name="Footnote">
      <style:text-properties style:font-name="Liberation Sans" officeooo:rsid="043ccc66" officeooo:paragraph-rsid="0e849f1d"/>
    </style:style>
    <style:style style:name="P31" style:family="paragraph" style:parent-style-name="Footnote">
      <style:text-properties style:font-name="Liberation Sans" officeooo:paragraph-rsid="04473353"/>
    </style:style>
    <style:style style:name="P32" style:family="paragraph" style:parent-style-name="Footnote">
      <style:text-properties style:font-name="Liberation Sans" officeooo:paragraph-rsid="0dd1646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4" style:family="paragraph" style:parent-style-name="Standard">
      <style:text-properties officeooo:paragraph-rsid="0c8b5238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ca56a5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bad8f69"/>
    </style:style>
    <style:style style:name="P69" style:family="paragraph" style:parent-style-name="Standard">
      <style:text-properties officeooo:paragraph-rsid="0a0f7b62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cc50ec9"/>
    </style:style>
    <style:style style:name="P72" style:family="paragraph" style:parent-style-name="Standard">
      <style:text-properties officeooo:paragraph-rsid="0cc5fe5b"/>
    </style:style>
    <style:style style:name="P73" style:family="paragraph" style:parent-style-name="Standard">
      <style:text-properties officeooo:paragraph-rsid="0ce3fa52"/>
    </style:style>
    <style:style style:name="P74" style:family="paragraph" style:parent-style-name="Standard">
      <style:text-properties officeooo:paragraph-rsid="0d09f881"/>
    </style:style>
    <style:style style:name="P75" style:family="paragraph" style:parent-style-name="Standard">
      <style:text-properties officeooo:paragraph-rsid="0d1ec96e"/>
    </style:style>
    <style:style style:name="P76" style:family="paragraph" style:parent-style-name="Standard">
      <style:text-properties officeooo:paragraph-rsid="0d4fb2fa"/>
    </style:style>
    <style:style style:name="P77" style:family="paragraph" style:parent-style-name="Standard">
      <style:text-properties officeooo:paragraph-rsid="0d5d07c4"/>
    </style:style>
    <style:style style:name="P78" style:family="paragraph" style:parent-style-name="Standard">
      <style:text-properties officeooo:paragraph-rsid="0d53d678"/>
    </style:style>
    <style:style style:name="P79" style:family="paragraph" style:parent-style-name="Standard">
      <style:text-properties officeooo:paragraph-rsid="0d8c21b9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e414b5"/>
    </style:style>
    <style:style style:name="P83" style:family="paragraph" style:parent-style-name="Standard">
      <style:text-properties officeooo:paragraph-rsid="0dedec60"/>
    </style:style>
    <style:style style:name="P84" style:family="paragraph" style:parent-style-name="Standard">
      <style:text-properties officeooo:paragraph-rsid="0e03342d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051aee"/>
    </style:style>
    <style:style style:name="P87" style:family="paragraph" style:parent-style-name="Standard">
      <style:text-properties officeooo:paragraph-rsid="0e0bda5c"/>
    </style:style>
    <style:style style:name="P88" style:family="paragraph" style:parent-style-name="Standard">
      <style:text-properties officeooo:paragraph-rsid="0e2a40f4"/>
    </style:style>
    <style:style style:name="P89" style:family="paragraph" style:parent-style-name="Standard">
      <style:text-properties officeooo:paragraph-rsid="0e2f7716"/>
    </style:style>
    <style:style style:name="P90" style:family="paragraph" style:parent-style-name="Standard">
      <style:text-properties officeooo:paragraph-rsid="0e38fc62"/>
    </style:style>
    <style:style style:name="P91" style:family="paragraph" style:parent-style-name="Standard">
      <style:text-properties officeooo:paragraph-rsid="0e61c509"/>
    </style:style>
    <style:style style:name="P92" style:family="paragraph" style:parent-style-name="Standard">
      <style:text-properties officeooo:paragraph-rsid="0e66c33c"/>
    </style:style>
    <style:style style:name="P93" style:family="paragraph" style:parent-style-name="Standard">
      <style:text-properties officeooo:paragraph-rsid="0e66fd24"/>
    </style:style>
    <style:style style:name="P94" style:family="paragraph" style:parent-style-name="Standard">
      <style:text-properties officeooo:paragraph-rsid="0e671814"/>
    </style:style>
    <style:style style:name="P95" style:family="paragraph" style:parent-style-name="Standard">
      <style:text-properties officeooo:paragraph-rsid="0e82f1b0"/>
    </style:style>
    <style:style style:name="P96" style:family="paragraph" style:parent-style-name="Standard">
      <style:text-properties officeooo:paragraph-rsid="0e8aa5aa"/>
    </style:style>
    <style:style style:name="P97" style:family="paragraph" style:parent-style-name="Standard">
      <style:text-properties officeooo:rsid="0e8aa5aa" officeooo:paragraph-rsid="0e8aa5aa"/>
    </style:style>
    <style:style style:name="P98" style:family="paragraph" style:parent-style-name="Standard">
      <style:text-properties officeooo:paragraph-rsid="0e9fd222"/>
    </style:style>
    <style:style style:name="P99" style:family="paragraph" style:parent-style-name="Standard">
      <style:text-properties officeooo:paragraph-rsid="0eb9c424"/>
    </style:style>
    <style:style style:name="P100" style:family="paragraph" style:parent-style-name="Footnote">
      <style:text-properties officeooo:paragraph-rsid="0d4c0055"/>
    </style:style>
    <style:style style:name="P101" style:family="paragraph" style:parent-style-name="Footnote">
      <style:text-properties officeooo:rsid="043ccc66" officeooo:paragraph-rsid="0e849f1d"/>
    </style:style>
    <style:style style:name="P102" style:family="paragraph" style:parent-style-name="Footnote">
      <style:text-properties officeooo:rsid="043ccc66" officeooo:paragraph-rsid="0ec8cada"/>
    </style:style>
    <style:style style:name="P103" style:family="paragraph" style:parent-style-name="Footnote">
      <style:text-properties officeooo:paragraph-rsid="0e927a73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rsid="0ec19879" officeooo:paragraph-rsid="0ec19879"/>
    </style:style>
    <style:style style:name="P106" style:family="paragraph" style:parent-style-name="Standard">
      <style:text-properties officeooo:paragraph-rsid="0ec19879"/>
    </style:style>
    <style:style style:name="P10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8" style:family="paragraph" style:parent-style-name="Standard">
      <style:text-properties officeooo:paragraph-rsid="0ec22dd8"/>
    </style:style>
    <style:style style:name="P109" style:family="paragraph" style:parent-style-name="Standard">
      <style:text-properties officeooo:paragraph-rsid="0ecb810d"/>
    </style:style>
    <style:style style:name="P110" style:family="paragraph" style:parent-style-name="Standard">
      <style:text-properties officeooo:paragraph-rsid="0ecd4bf5"/>
    </style:style>
    <style:style style:name="P111" style:family="paragraph" style:parent-style-name="Footnote">
      <style:text-properties officeooo:rsid="0e2b2f17" officeooo:paragraph-rsid="0e2b2f17"/>
    </style:style>
    <style:style style:name="P112" style:family="paragraph" style:parent-style-name="Standard">
      <style:text-properties officeooo:rsid="0e12a1f2" officeooo:paragraph-rsid="0e12a1f2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style:font-size-asian="12pt" style:font-size-complex="12pt"/>
    </style:style>
    <style:style style:name="T3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0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3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6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officeooo:rsid="047da547"/>
    </style:style>
    <style:style style:name="T37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ed870a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officeooo:rsid="04473353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officeooo:rsid="0e319beb" style:font-weight-asian="bold" style:font-weight-complex="bold"/>
    </style:style>
    <style:style style:name="T405" style:family="text">
      <style:text-properties fo:font-weight="bold" officeooo:rsid="0e295d3a" style:font-weight-asian="bold" style:font-weight-complex="bold"/>
    </style:style>
    <style:style style:name="T406" style:family="text">
      <style:text-properties officeooo:rsid="0aace3cd"/>
    </style:style>
    <style:style style:name="T407" style:family="text">
      <style:text-properties fo:font-size="10pt" style:font-size-asian="10pt" style:font-size-complex="10pt"/>
    </style:style>
    <style:style style:name="T408" style:family="text">
      <style:text-properties officeooo:rsid="0394a435"/>
    </style:style>
    <style:style style:name="T409" style:family="text">
      <style:text-properties officeooo:rsid="0b668458"/>
    </style:style>
    <style:style style:name="T410" style:family="text">
      <style:text-properties officeooo:rsid="0c125172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cf7e116"/>
    </style:style>
    <style:style style:name="T414" style:family="text">
      <style:text-properties officeooo:rsid="0b952edb"/>
    </style:style>
    <style:style style:name="T415" style:family="text">
      <style:text-properties loext:padding="0.049cm" loext:border="0.31pt solid #000000"/>
    </style:style>
    <style:style style:name="T416" style:family="text">
      <style:text-properties officeooo:rsid="0ec3cb48"/>
    </style:style>
    <style:style style:name="T417" style:family="text">
      <style:text-properties officeooo:rsid="0ec42890"/>
    </style:style>
    <style:style style:name="T418" style:family="text">
      <style:text-properties officeooo:rsid="0ec6fcb2"/>
    </style:style>
    <style:style style:name="T419" style:family="text">
      <style:text-properties officeooo:rsid="0e319beb"/>
    </style:style>
    <style:style style:name="T420" style:family="text">
      <style:text-properties officeooo:rsid="0e2e0824"/>
    </style:style>
    <style:style style:name="T421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9"> </text:span></text:span><text:span text:style-name="Strong_20_Emphasis"><text:span text:style-name="T330">LTS</text:span></text:span><text:span text:style-name="T293"><text:note text:id="ftn1" text:note-class="footnote"><text:note-citation>1</text:note-citation><text:note-body><text:p text:style-name="P32"><text:span text:style-name="T408">Deze versie heeft codenaam </text:span><text:span text:style-name="T357">B</text:span><text:span text:style-name="T358">ullseye</text:span><text:span text:style-name="T409"> </text:span><text:span text:style-name="T410">(</text:span><text:span text:style-name="T358">bullseye</text:span><text:span text:style-name="T410">)</text:span><text:span text:style-name="T409"> </text:span><text:span text:style-name="T359">en is een zogenaamde LTS-versie (</text:span><text:span text:style-name="T360">LTS=</text:span><text:span text:style-name="T359">Long-Term Support, langetermijnondersteuning). <text:s/></text:span><text:span text:style-name="T361">Deze</text:span><text:span text:style-name="T359"> LTS-versie versch</text:span><text:span text:style-name="T361">een </text:span><text:span text:style-name="T362">in </text:span><text:span text:style-name="T363">augustus</text:span><text:span text:style-name="T359"> 20</text:span><text:span text:style-name="T363">2</text:span><text:span text:style-name="T361">1</text:span><text:span text:style-name="T359"> en wordt </text:span><text:span text:style-name="T368">standaard </text:span><text:span text:style-name="T359">vanaf vrijgave </text:span><text:span text:style-name="T362">vijf</text:span><text:span text:style-name="T359"> jaar ondersteund</text:span><text:span text:style-name="T364"> </text:span><text:span text:style-name="T359">(</text:span><text:span text:style-name="T365">updates </text:span><text:span text:style-name="T359">tot </text:span><text:span text:style-name="T363">augustus</text:span><text:span text:style-name="T361"> </text:span><text:span text:style-name="T359">202</text:span><text:span text:style-name="T363">6</text:span><text:span text:style-name="T364">)</text:span><text:span text:style-name="T366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1"> </text:span><text:a xlink:type="simple" xlink:href="https://karelzimmer.nl/" text:style-name="Internet_20_link" text:visited-style-name="Visited_20_Internet_20_Link"><text:span text:style-name="T9">karelzimmer.nl</text:span></text:a><text:span text:style-name="T321"> </text:span><text:span text:style-name="T369">voor</text:span><text:span text:style-name="T370"> </text:span><text:span text:style-name="T371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1"/>
      <text:p text:style-name="P40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72">(zie toelichting)</text:span><text:span text:style-name="T20">:</text:span></text:p>
      <text:p text:style-name="P35"><text:span text:style-name="Definition"><text:span text:style-name="T374">g</text:span></text:span><text:span text:style-name="Definition"><text:span text:style-name="T373">ebruiker</text:span></text:span><text:span text:style-name="Definition"><text:span text:style-name="T378"><text:tab/><text:tab/></text:span></text:span><text:span text:style-name="Definition"><text:span text:style-name="T399"> <text:tab/><text:tab/></text:span></text:span><text:span text:style-name="T379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79"><text:tab/></text:span><text:span text:style-name="T380">(</text:span><text:span text:style-name="T375">volledige naam, bijv. </text:span><text:span text:style-name="T394">J</text:span><text:span text:style-name="T395">a</text:span><text:span text:style-name="T394">n </text:span><text:span text:style-name="T395">Jansen</text:span><text:span text:style-name="T376">)</text:span></text:p>
      <text:p text:style-name="Standard"><text:span text:style-name="Definition"><text:span text:style-name="T374">g</text:span></text:span><text:span text:style-name="Definition"><text:span text:style-name="T373">ebruikersnaam<text:tab/></text:span></text:span><text:span text:style-name="Definition"><text:span text:style-name="T373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73"><text:tab/></text:span></text:span><text:span text:style-name="T10">(korte naam, bijv. </text:span><text:span text:style-name="T318">j</text:span><text:span text:style-name="T319">a</text:span><text:span text:style-name="T318">n</text:span><text:span text:style-name="T10">)</text:span></text:p>
      <text:p text:style-name="P34"><text:span text:style-name="Definition"><text:span text:style-name="T382">c</text:span></text:span><text:span text:style-name="Definition"><text:span text:style-name="T381">omputernaam<text:tab/><text:tab/></text:span></text:span><text:span text:style-name="Definition"><text:span text:style-name="T379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p</text:span></text:span><text:span text:style-name="Definition"><text:span text:style-name="T390">c02</text:span></text:span><text:span text:style-name="Definition"><text:span text:style-name="T385">)</text:span></text:span></text:p>
      <text:p text:style-name="P34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9"><text:tab/><text:tab/><text:tab/></text:span></text:span><text:span text:style-name="Definition"><text:span text:style-name="T379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91">ets voor het opstartmedium</text:span></text:span><text:span text:style-name="Definition"><text:span text:style-name="T392">)</text:span></text:span></text:p>
      <text:p text:style-name="P34"><text:span text:style-name="Definition"><text:span text:style-name="T383">i</text:span></text:span><text:span text:style-name="Definition"><text:span text:style-name="T384">nstellingen</text:span></text:span><text:span text:style-name="T385"><text:tab/> <text:tab/><text:tab/></text:span><text:span text:style-name="T385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38"><text:span text:style-name="Definition"><text:span text:style-name="T397">g</text:span></text:span><text:span text:style-name="Definition"><text:span text:style-name="T396">ebruiker</text:span></text:span><text:span text:style-name="Definition"><text:span text:style-name="T398">2</text:span></text:span><text:span text:style-name="Definition"><text:span text:style-name="T378"><text:tab/></text:span></text:span><text:span text:style-name="Definition"><text:span text:style-name="T399"> <text:tab/><text:tab/></text:span></text:span><text:span text:style-name="T379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79"><text:tab/></text:span><text:span text:style-name="T380">(</text:span><text:span text:style-name="T375">volledige naam </text:span><text:span text:style-name="T377">evt. 2</text:span><text:span text:style-name="T400">e</text:span><text:span text:style-name="T377"> gebruiker</text:span><text:span text:style-name="T376">)</text:span></text:p>
      <text:p text:style-name="P110"><text:span text:style-name="Definition"><text:span text:style-name="T397">g</text:span></text:span><text:span text:style-name="Definition"><text:span text:style-name="T396">ebruikersnaam</text:span></text:span><text:span text:style-name="Definition"><text:span text:style-name="T398">2</text:span></text:span><text:span text:style-name="Definition"><text:span text:style-name="T373"><text:tab/></text:span></text:span><text:span text:style-name="Definition"><text:span text:style-name="T373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73"><text:tab/></text:span></text:span><text:span text:style-name="T10">(korte naam</text:span><text:span text:style-name="T320"> </text:span><text:span text:style-name="T393">evt. 2</text:span><text:span text:style-name="T401">e</text:span><text:span text:style-name="T393"> gebruiker</text:span><text:span text:style-name="T10">)</text:span></text:p>
      <text:p text:style-name="P38"><text:span text:style-name="T307">Vervang </text:span><text:span text:style-name="Definition"><text:span text:style-name="T12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42"/>
      <text:p text:style-name="P36"><text:span text:style-name="Strong_20_Emphasis"><text:span text:style-name="T315"/></text:span></text:p>
      <text:p text:style-name="P37"><text:span text:style-name="T309">Nog niet op Linux?<text:tab/></text:span><text:span text:style-name="T312"><text:tab/></text:span><text:span text:style-name="T313">G</text:span><text:span text:style-name="T306">ebruik </text:span><text:span text:style-name="Strong_20_Emphasis"><text:span text:style-name="T317">Checklist migratie</text:span></text:span><text:span text:style-name="T30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0"> onder </text:span><text:span text:style-name="T316">Linux</text:span><text:span text:style-name="T311">.</text:span></text:p>
      <text:p text:style-name="P25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3"><text:span text:style-name="Strong_20_Emphasis"><text:span text:style-name="T314"/></text:span></text:p>
      <text:list xml:id="list233929066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8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7">Leg Wi<text:span text:style-name="T416">F</text:span>i-<text:span text:style-name="T417">gegevens vast zoals de naam v</text:span><text:span text:style-name="T418">a</text:span><text:span text:style-name="T417">n het netwerk (SSID) en wachtwoord</text:span><text:span text:style-name="Strong_20_Emphasis"><text:span text:style-name="T121"><text:note text:id="ftn2" text:note-class="footnote"><text:note-citation>2</text:note-citation><text:note-body><text:p text:style-name="P102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10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30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531629971296">
          <table:table-cell table:style-name="_31_._5f_Installatie_5f_voorbereiden.A1" office:value-type="string">
            <text:p text:style-name="P64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31629971584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7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531629971872">
          <table:table-cell table:style-name="_31_._5f_Installatie_5f_voorbereiden.A1" office:value-type="string">
            <text:p text:style-name="P75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1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81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53162997216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7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5316299724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31629972736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531629973024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5"/>
      <text:list xml:id="list100625630743704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1629840272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3"><text:span text:style-name="T333">Start de computer op vanaf </text:span><text:span text:style-name="T334">een </text:span><text:span text:style-name="T334"><text:reference-ref text:reference-format="text" text:ref-name="Distributie">Debian</text:reference-ref></text:span><text:span text:style-name="T334"><text:s/></text:span><text:span text:style-name="Strong_20_Emphasis"><text:span text:style-name="T322"><text:reference-ref text:reference-format="text" text:ref-name="Versie">11</text:reference-ref></text:span></text:span><text:span text:style-name="Strong_20_Emphasis"><text:span text:style-name="T322"><text:s/></text:span></text:span><text:span text:style-name="T335">(</text:span><text:span text:style-name="T336">Live</text:span><text:span text:style-name="T214"><text:note text:id="ftn5" text:note-class="footnote"><text:note-citation>1</text:note-citation><text:note-body><text:p text:style-name="P31"><text:span text:style-name="T402">Vanaf ee</text:span>n Live <text:span text:style-name="T406">USB-stick of </text:span><text:span text:style-name="T367">CD</text:span><text:span text:style-name="T407"> </text:span>kunt <text:span text:style-name="T402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3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11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100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12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6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6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531629892224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53163019900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2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31630201312">
          <table:table-cell table:style-name="_32_._5f_Installatie_5f_uitvoeren.A1" office:value-type="string">
            <text:p text:style-name="P79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531630201600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531630201888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3">Locatie</text:span> kies bij <text:span text:style-name="T403">Regio</text:span> voor <text:span text:style-name="T403">Europa</text:span> en klik op <text:span text:style-name="T403">Volgende</text:span>.</text:p>
          </table:table-cell>
        </table:table-row>
        <table:table-row table:style-name="TableLine94531630202176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3">Toetsenbord</text:span> kies <text:span text:style-name="T403">English (US)</text:span> en klik op <text:span text:style-name="T403">Volgende</text:span>.</text:p>
          </table:table-cell>
        </table:table-row>
        <table:table-row table:style-name="TableLine9453163020246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31630202752">
          <table:table-cell table:style-name="_32_._5f_Installatie_5f_uitvoeren.A1" office:value-type="string">
            <text:p text:style-name="P87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8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5316302030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31630203328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5316302036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31630203904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531630204192">
          <table:table-cell table:style-name="_32_._5f_Installatie_5f_uitvoeren.A1" office:value-type="string">
            <text:p text:style-name="P8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53163020448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3"/>
          </table:table-cell>
        </table:table-row>
        <table:table-row table:style-name="TableLine94531630204880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5"><text:span text:style-name="Strong_20_Emphasis"><text:span text:style-name="T143"/></text:span></text:p>
      <text:list xml:id="list100626700137875" text:continue-numbering="true" text:style-name="L1">
        <text:list-item>
          <text:p text:style-name="P119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7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1630113280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53163026092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31630281728">
          <table:table-cell table:style-name="_33_._5f_Installatie_5f_afrond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5316302944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5316303484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5316303132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0"><text:span text:style-name="Strong_20_Emphasis"><text:span text:style-name="T135"/></text:span></text:p>
          </table:table-cell>
        </table:table-row>
        <table:table-row table:style-name="TableLine9453163034683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8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5316302718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5316303763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5316303954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3163039275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531630284304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8"><text:span text:style-name="T337">Klik op </text:span><text:span text:style-name="T349">Updates</text:span><text:span text:style-name="T338"> en a</text:span><text:span text:style-name="T339">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Downloaden</text:span></text:span><text:span text:style-name="T342"> </text:span><text:span text:style-name="T343">en vervolgens op </text:span><text:span text:style-name="T350">Herstarten &amp; bijwerken</text:span><text:span text:style-name="T343"> </text:span><text:span text:style-name="T344">en </text:span><text:span text:style-name="T350">Herstarten &amp; </text:span><text:span text:style-name="T351">installeren</text:span><text:span text:style-name="T352">.</text:span></text:p>
          </table:table-cell>
        </table:table-row>
        <table:table-row table:style-name="TableLine945316302787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3"><text:span text:style-name="T345">Daarna weer </text:span><text:span text:style-name="T346">a</text:span><text:span text:style-name="T347">anmelden als </text:span><text:span text:style-name="Definition"><text:span text:style-name="T17">gebruiker</text:span></text:span><text:span text:style-name="T343">.</text:span></text:p>
          </table:table-cell>
        </table:table-row>
        <table:table-row table:style-name="TableLine945316303076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31630394368">
          <table:table-cell table:style-name="_33_._5f_Installatie_5f_afron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531630248128">
          <table:table-cell table:style-name="_33_._5f_Installatie_5f_afronden.A1" office:value-type="string">
            <text:p text:style-name="P75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80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5316302384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6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5316303736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3163023979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531630390272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531630245792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94"/>
          </table:table-cell>
        </table:table-row>
        <table:table-row table:style-name="TableLine94531630374176">
          <table:table-cell table:style-name="_33_._5f_Installatie_5f_afron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5">Herstart de computer</text:p>
          </table:table-cell>
        </table:table-row>
        <table:table-row table:style-name="TableLine94531630254576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105"/>
          </table:table-cell>
        </table:table-row>
        <table:table-row table:style-name="TableLine94531630249072">
          <table:table-cell table:style-name="_33_._5f_Installatie_5f_afronden.A1" office:value-type="string">
            <text:p text:style-name="P112"/>
          </table:table-cell>
          <table:table-cell table:style-name="_33_._5f_Installatie_5f_afronden.A1" office:value-type="string">
            <text:p text:style-name="P112">De installatie kan nagelopen worden met bestand <text:span text:style-name="T403">App</text:span><text:span text:style-name="T404">s</text:span> in map <text:span text:style-name="T403">kz</text:span> in <text:span text:style-name="T403">Documenten</text:span>.</text:p>
          </table:table-cell>
        </table:table-row>
      </table:table>
      <text:p text:style-name="P67"><text:span text:style-name="Strong_20_Emphasis"><text:span text:style-name="T57"><text:tab/></text:span></text:span></text:p>
      <text:p text:style-name="P68"><text:span text:style-name="Strong_20_Emphasis"><text:span text:style-name="T94"/></text:span></text:p>
      <text:p text:style-name="P69"><text:span text:style-name="Strong_20_Emphasis"><text:span text:style-name="T84"/></text:span></text:p>
      <text:list xml:id="list100624753160158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/>
        <table:table-row table:style-name="TableLine94531630380048">
          <table:table-cell table:style-name="Tabel2.A1" office:value-type="string">
            <text:p text:style-name="P90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101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53163044452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31630448320">
          <table:table-cell table:style-name="Tabel2.A1" office:value-type="string">
            <text:p text:style-name="P95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301">D</text:span>e <text:span text:style-name="T415">Super</text:span>-toets <text:span text:style-name="T301">is </text:span>de Windows<text:span text:style-name="T413">-</text:span><text:span text:style-name="T414">toets</text:span>, <text:span text:style-name="T413">C</text:span>ommand-<text:span text:style-name="T414">toets</text:span>, of <text:span text:style-name="T413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53163044894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5316304495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/>
          </table:table-cell>
        </table:table-row>
        <table:table-row table:style-name="TableLine94531630450192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13">Wijzig <text:span text:style-name="T419">A</text:span>chtergrond<text:note text:id="ftn11" text:note-class="footnote"><text:note-citation>3</text:note-citation><text:note-body><text:p text:style-name="P111">Via <text:span text:style-name="T420">een druk op </text:span>d<text:span text:style-name="T354">e </text:span><text:span text:style-name="T355">Super</text:span><text:span text:style-name="T354">-toets, </text:span><text:span text:style-name="T353">zoek </text:span><text:span text:style-name="T356">acht</text:span><text:span text:style-name="T353"> en klik achter </text:span><text:span text:style-name="T356">Instellingen</text:span><text:span text:style-name="T353"> op </text:span><text:span text:style-name="T356">Achtergrond</text:span><text:span text:style-name="T354">.</text:span></text:p></text:note-body></text:note>, zie bestand <text:span text:style-name="T404">A</text:span><text:span text:style-name="T403">chtergrond</text:span> in map <text:span text:style-name="T403">kz</text:span> in <text:span text:style-name="T403">Documenten</text:span>.</text:p>
          </table:table-cell>
        </table:table-row>
        <table:table-row table:style-name="TableLine94531630482928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Gebruikersfoto<text:note text:id="ftn12" text:note-class="footnote"><text:note-citation>4</text:note-citation><text:note-body><text:p text:style-name="P111">Via <text:span text:style-name="T420">een druk op </text:span>d<text:span text:style-name="T354">e </text:span><text:span text:style-name="T355">Super</text:span><text:span text:style-name="T354">-toets, </text:span><text:span text:style-name="T353">zoek </text:span><text:span text:style-name="T356">gebr</text:span><text:span text:style-name="T353"> en klik achter </text:span><text:span text:style-name="T356">Instellingen</text:span><text:span text:style-name="T353"> op </text:span><text:span text:style-name="T356">Gebruikers</text:span><text:span text:style-name="T354">.</text:span></text:p></text:note-body></text:note>, zie bestand <text:span text:style-name="T403">Gebruikersfoto</text:span> in map <text:span text:style-name="T403">kz</text:span> in <text:span text:style-name="T403">Documenten</text:span>.</text:p>
          </table:table-cell>
        </table:table-row>
        <table:table-row table:style-name="TableLine94531630483552">
          <table:table-cell table:style-name="Tabel2.A1" office:value-type="string">
            <text:p text:style-name="P24"><text:span text:style-name="Strong_20_Emphasis"><text:span text:style-name="T120"><text:s/></text:span></text:span><text:span text:style-name="Strong_20_Emphasis"><text:span text:style-name="T124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Favorieten met <text:span text:style-name="T421">bestand </text:span><text:span text:style-name="T404">Favorieten</text:span><text:span text:style-name="T421"> in map </text:span><text:span text:style-name="T405">kz</text:span><text:span text:style-name="T421"> in </text:span><text:span text:style-name="T405">Documenten</text:span><text:span text:style-name="T421">.</text:span></text:p>
          </table:table-cell>
        </table:table-row>
        <table:table-row table:style-name="TableLine9453163048417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3"/>
          </table:table-cell>
        </table:table-row>
        <table:table-row table:style-name="TableLine94531630484800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3">Afmelden.</text:p>
          </table:table-cell>
        </table:table-row>
      </table:table>
      <text:p text:style-name="P50"><text:span text:style-name="Strong_20_Emphasis"><text:span text:style-name="T118"/></text:span></text:p>
      <text:p text:style-name="P19"/>
      <text:p text:style-name="P99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3"> installatie van </text:span><text:span text:style-name="T323"><text:reference-ref text:reference-format="text" text:ref-name="Distributie">Debian</text:reference-ref></text:span><text:span text:style-name="T323"><text:s/></text:span><text:span text:style-name="Strong_20_Emphasis"><text:span text:style-name="T324">GNU/Linux</text:span></text:span><text:span text:style-name="Strong_20_Emphasis"><text:span text:style-name="T323"> </text:span></text:span><text:span text:style-name="T325"><text:reference-ref text:reference-format="text" text:ref-name="Versie">11</text:reference-ref></text:span><text:span text:style-name="Strong_20_Emphasis"><text:span text:style-name="T327"><text:s/></text:span></text:span><text:span text:style-name="Strong_20_Emphasis"><text:span text:style-name="T328">LTS</text:span></text:span><text:span text:style-name="T326"> </text:span><text:span text:style-name="T323"><text:reference-ref text:reference-format="text" text:ref-name="Editie">desktop</text:reference-ref></text:span><text:span text:style-name="T323"><text:s/>is voltooid.</text:span></text:p>
      <text:p text:style-name="P49"/>
      <text:p text:style-name="P23"><text:span text:style-name="T297">I</text:span><text:span text:style-name="T286">ndien gewenst </text:span><text:span text:style-name="T299">volg</text:span><text:span text:style-name="T286"> </text:span><text:span text:style-name="T305">eenmalig</text:span><text:span text:style-name="T298"> </text:span><text:span text:style-name="T286">de Checklist instellen </text:span><text:span text:style-name="T300">Ubuntu en</text:span><text:span text:style-name="T297"> </text:span><text:span text:style-name="T297"><text:reference-ref text:reference-format="text" text:ref-name="Distributie">Debian</text:reference-ref></text:span><text:span text:style-name="T32"><text:s/></text:span><text:span text:style-name="T297"><text:reference-ref text:reference-format="text" text:ref-name="Editie">desktop</text:reference-ref></text:span><text:span text:style-name="T286">.</text:span></text:p>
      <text:p text:style-name="P48"/>
      <text:p text:style-name="P39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8T10:06:24.343321574">08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8T10:06:24.108230856</dc:date>
    <meta:keyword>Installatie</meta:keyword>
    <meta:keyword>Checklist</meta:keyword>
    <meta:keyword>Linux</meta:keyword>
    <meta:editing-cycles>6531</meta:editing-cycles>
    <meta:editing-duration>P11DT13H35M8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37" meta:character-count="6310" meta:non-whitespace-character-count="5410"/>
    <meta:user-defined meta:name="Info 1"/>
    <meta:user-defined meta:name="Info 2"/>
    <meta:user-defined meta:name="Info 3"/>
    <meta:user-defined meta:name="Info 4"/>
  </office:meta>
</office:document-meta>
</file>